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351" officeooo:paragraph-rsid="0016d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Bradner</text:p>
      <text:p text:style-name="P1">Will Nourse</text:p>
      <text:p text:style-name="P1">Ammar Nahari</text:p>
      <text:p text:style-name="P1"/>
      <text:p text:style-name="P1">Mobile Robotics Lab 2 writeup</text:p>
      <text:p text:style-name="P1"/>
      <text:p text:style-name="P1">Our video is available a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0:54:11.495619913</meta:creation-date>
    <dc:date>2017-02-16T10:55:24.633106731</dc:date>
    <meta:editing-duration>P0D</meta:editing-duration>
    <meta:editing-cycles>1</meta:editing-cycles>
    <meta:document-statistic meta:table-count="0" meta:image-count="0" meta:object-count="0" meta:page-count="1" meta:paragraph-count="5" meta:word-count="16" meta:character-count="92" meta:non-whitespace-character-count="80"/>
    <meta:generator>LibreOffice/4.2.8.2$Linux_X86_64 LibreOffice_project/420m0$Build-2</meta:generator>
  </office:meta>
</office:document-meta>
</file>